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17.912cm"/>
        </style:tab-stops>
      </style:paragraph-properties>
      <style:text-properties style:font-name="Arial"/>
    </style:style>
    <style:style style:name="P2" style:family="paragraph" style:parent-style-name="Standard">
      <style:paragraph-properties>
        <style:tab-stops>
          <style:tab-stop style:position="17.912cm"/>
        </style:tab-stops>
      </style:paragraph-properties>
      <style:text-properties style:font-name="Inter" fo:font-size="12pt"/>
    </style:style>
    <style:style style:name="P3" style:family="paragraph" style:parent-style-name="Standard">
      <style:paragraph-properties fo:margin-left="0cm" fo:margin-right="0.132cm" fo:margin-top="0cm" fo:margin-bottom="0cm" fo:text-indent="0cm" style:auto-text-indent="false" fo:padding="0cm" fo:border="none"/>
      <style:text-properties style:font-name="Inter" fo:font-size="10.5pt"/>
    </style:style>
    <style:style style:name="P4" style:family="paragraph" style:parent-style-name="Text_20_body">
      <style:paragraph-properties fo:margin-left="0cm" fo:margin-right="0cm" fo:margin-top="0cm" fo:margin-bottom="0cm" style:line-height-at-least="0.635cm" fo:text-indent="0cm" style:auto-text-indent="false" fo:padding="0cm" fo:border="none"/>
    </style:style>
    <style:style style:name="P5"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6"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7"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8" style:family="paragraph" style:parent-style-name="Text_20_body" style:list-style-name="L4">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9" style:family="paragraph" style:parent-style-name="Text_20_body" style:list-style-name="L5">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0"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11"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12"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13" style:family="paragraph" style:parent-style-name="Text_20_body" style:list-style-name="L4">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14" style:family="paragraph" style:parent-style-name="Text_20_body" style:list-style-name="L5">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15" style:family="paragraph" style:parent-style-name="Text_20_body">
      <style:paragraph-properties fo:margin-left="0cm" fo:margin-right="0cm" fo:margin-top="0.397cm" fo:margin-bottom="0cm" fo:text-indent="0cm" style:auto-text-indent="false" fo:padding-left="0.397cm" fo:padding-right="0.397cm" fo:padding-top="0.185cm" fo:padding-bottom="0.185cm" fo:border="0.002cm solid #000000"/>
      <style:text-properties style:font-name="Inter" fo:font-size="10.5pt"/>
    </style:style>
    <style:style style:name="P16" style:family="paragraph" style:parent-style-name="Text_20_body">
      <style:paragraph-properties fo:margin-left="0cm" fo:margin-right="0cm" fo:margin-top="0.397cm" fo:margin-bottom="0cm" fo:text-indent="0cm" style:auto-text-indent="false" fo:padding-left="0.397cm" fo:padding-right="0.397cm" fo:padding-top="0.185cm" fo:padding-bottom="0.185cm" fo:border="0.002cm solid #000000"/>
      <style:text-properties style:font-name="Inter" fo:font-size="10.5pt" fo:background-color="#ffff00"/>
    </style:style>
    <style:style style:name="P17" style:family="paragraph" style:parent-style-name="Text_20_body" style:list-style-name="L1">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18" style:family="paragraph" style:parent-style-name="Text_20_body" style:list-style-name="L3">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19" style:family="paragraph" style:parent-style-name="Text_20_body" style:list-style-name="L4">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20" style:family="paragraph" style:parent-style-name="Text_20_body" style:list-style-name="L5">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T1" style:family="text">
      <style:text-properties style:font-name="Inter" fo:font-size="10.5pt" fo:letter-spacing="normal" fo:font-weight="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nal Score: 10/10</text:p>
      <text:section text:style-name="Sect1" text:name="2218">
        <text:p text:style-name="P3">1)</text:p>
        <text:p text:style-name="P4"><text:span text:style-name="Strong_20_Emphasis"><text:span text:style-name="T1">Which of the following stages are NOT included in the incident response lifecycle according to NIST sp. 800-61R2?</text:span></text:span></text:p>
        <text:list xml:id="list1503544951900607112" text:style-name="L1">
          <text:list-item>
            <text:p text:style-name="P5">Post-incident activity</text:p>
          </text:list-item>
          <text:list-item>
            <text:p text:style-name="P5">Containment, eradication, and recovery</text:p>
          </text:list-item>
          <text:list-item>
            <text:p text:style-name="P5">Detection and analysis</text:p>
          </text:list-item>
          <text:list-item>
            <text:p text:style-name="P10">Reinforcement learning</text:p>
            <text:p text:style-name="P17">Comments: Reinforcement learning (RL) is not part of the incident response lifecycle. It is an area of machine learning concerned with how software agents ought to respond in an environment to maximize the notion of cumulative reward.</text:p>
          </text:list-item>
          <text:list-item>
            <text:p text:style-name="P5">Preparation</text:p>
          </text:list-item>
        </text:list>
        <text:p text:style-name="P15">Score: 2.00</text:p>
      </text:section>
      <text:section text:style-name="Sect1" text:name="2219">
        <text:p text:style-name="P3">2)</text:p>
        <text:p text:style-name="P4"><text:span text:style-name="Strong_20_Emphasis"><text:span text:style-name="T1">What is the difference between precursors and indicators, according to NIST?</text:span></text:span></text:p>
        <text:list xml:id="list6450887840261066375" text:style-name="L2">
          <text:list-item>
            <text:p text:style-name="P6">Precursors provide information about an incident currently occurring, while indicators provide information about past incidents.</text:p>
          </text:list-item>
          <text:list-item>
            <text:p text:style-name="P6">Indicators provide information about occurring incidents, while precursors provide information about the indicators.</text:p>
          </text:list-item>
          <text:list-item>
            <text:p text:style-name="P11">Precursors indicate that an incident may occur in the future, while indicators provide information about an incident that may have occurred or is happening now.</text:p>
          </text:list-item>
        </text:list>
        <text:p text:style-name="P16">Score: 2.00</text:p>
      </text:section>
      <text:section text:style-name="Sect1" text:name="2220">
        <text:p text:style-name="P3">3)</text:p>
        <text:p text:style-name="P4"><text:span text:style-name="Strong_20_Emphasis"><text:span text:style-name="T1">Which of the following is NOT a malware obfuscation technique?</text:span></text:span></text:p>
        <text:list xml:id="list704148531215919113" text:style-name="L3">
          <text:list-item>
            <text:p text:style-name="P7">Exclusive or (XOR)</text:p>
          </text:list-item>
          <text:list-item>
            <text:p text:style-name="P7">ROT13</text:p>
          </text:list-item>
          <text:list-item>
            <text:p text:style-name="P12">Wrapping</text:p>
            <text:p text:style-name="P18">Comments: Malware wrapping hides information using a legitimate file. It is not used for malware obfuscation.</text:p>
          </text:list-item>
          <text:list-item>
            <text:p text:style-name="P7">Dead code insertion</text:p>
          </text:list-item>
        </text:list>
        <text:p text:style-name="P15">Score: 2.00</text:p>
      </text:section>
      <text:section text:style-name="Sect1" text:name="2221">
        <text:p text:style-name="P3">4)</text:p>
        <text:p text:style-name="P4"><text:span text:style-name="Strong_20_Emphasis"><text:span text:style-name="T1">Which of these tools compresses and decompresses a packed file?</text:span></text:span></text:p>
        <text:list xml:id="list152889395376769548" text:style-name="L4">
          <text:list-item>
            <text:p text:style-name="P8">NetworkMiner</text:p>
          </text:list-item>
          <text:list-item>
            <text:p text:style-name="P8">Ghidra</text:p>
          </text:list-item>
          <text:list-item>
            <text:p text:style-name="P13">UPX Packer</text:p>
            <text:p text:style-name="P19">Comments: UPX is an advanced executable file compressor. UPX will typically reduce the file size of programs and DLLs by around 50 to 70 percent, thus reducing disk space, network load times, download times, and other distribution and storage costs.</text:p>
          </text:list-item>
          <text:list-item>
            <text:p text:style-name="P8">Wireshark</text:p>
          </text:list-item>
          <text:list-item>
            <text:p text:style-name="P8">HashCalc</text:p>
          </text:list-item>
        </text:list>
        <text:p text:style-name="P15"><text:soft-page-break/>Score: 2.00</text:p>
      </text:section>
      <text:section text:style-name="Sect1" text:name="2222">
        <text:p text:style-name="P3">5)</text:p>
        <text:p text:style-name="P4"><text:span text:style-name="Strong_20_Emphasis"><text:span text:style-name="T1">Which tool is used to investigate if an original .exe file was manipulated or changed?</text:span></text:span></text:p>
        <text:list xml:id="list3652676604251587798" text:style-name="L5">
          <text:list-item>
            <text:p text:style-name="P9">UPX Packer</text:p>
          </text:list-item>
          <text:list-item>
            <text:p text:style-name="P9">Ghidra</text:p>
          </text:list-item>
          <text:list-item>
            <text:p text:style-name="P9">Wireshark</text:p>
          </text:list-item>
          <text:list-item>
            <text:p text:style-name="P14">HashCalc</text:p>
            <text:p text:style-name="P20">Comments: HashCalc allows users to compute message digests, checksums, and HMACs for files, as well as text and hex strings. It also used to check if an original file was changed and/or manipulated.</text:p>
          </text:list-item>
          <text:list-item>
            <text:p text:style-name="P9">NetworkMiner</text:p>
          </text:list-item>
        </text:list>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85cm" fo:margin-bottom="1.282cm" fo:margin-left="1.058cm" fo:margin-right="1.2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3S</meta:editing-duration>
    <meta:editing-cycles>3</meta:editing-cycles>
    <meta:generator>OpenOffice/4.1.14$Win32 OpenOffice.org_project/4114m1$Build-9811</meta:generator>
    <dc:date>2024-01-10T11:06:24.20</dc:date>
    <dc:creator>kaos sevdalisi</dc:creator>
    <meta:document-statistic meta:table-count="0" meta:image-count="0" meta:object-count="0" meta:page-count="2" meta:paragraph-count="41" meta:word-count="317" meta:character-count="1947"/>
    <meta:user-defined meta:name="Info 1"/>
    <meta:user-defined meta:name="Info 2"/>
    <meta:user-defined meta:name="Info 3"/>
    <meta:user-defined meta:name="Info 4"/>
  </office:meta>
</office:document-meta>
</file>